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1.198cm"/>
    </style:style>
    <style:style style:name="co59" style:family="table-column">
      <style:table-column-properties fo:break-before="auto" style:column-width="3.076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3.113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0.958cm"/>
    </style:style>
    <style:style style:name="co68" style:family="table-column">
      <style:table-column-properties fo:break-before="auto" style:column-width="6.08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7.435cm"/>
    </style:style>
    <style:style style:name="co71" style:family="table-column">
      <style:table-column-properties fo:break-before="auto" style:column-width="0.827cm"/>
    </style:style>
    <style:style style:name="co72" style:family="table-column">
      <style:table-column-properties fo:break-before="auto" style:column-width="4.974cm"/>
    </style:style>
    <style:style style:name="co73" style:family="table-column">
      <style:table-column-properties fo:break-before="auto" style:column-width="0.764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683cm"/>
    </style:style>
    <style:style style:name="co76" style:family="table-column">
      <style:table-column-properties fo:break-before="auto" style:column-width="3.17cm"/>
    </style:style>
    <style:style style:name="co77" style:family="table-column">
      <style:table-column-properties fo:break-before="auto" style:column-width="2.464cm"/>
    </style:style>
    <style:style style:name="co78" style:family="table-column">
      <style:table-column-properties fo:break-before="auto" style:column-width="26.658cm"/>
    </style:style>
    <style:style style:name="co79" style:family="table-column">
      <style:table-column-properties fo:break-before="auto" style:column-width="27.531cm"/>
    </style:style>
    <style:style style:name="co80" style:family="table-column">
      <style:table-column-properties fo:break-before="auto" style:column-width="1.554cm"/>
    </style:style>
    <style:style style:name="co81" style:family="table-column">
      <style:table-column-properties fo:break-before="auto" style:column-width="2.08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386cm"/>
    </style:style>
    <style:style style:name="co84" style:family="table-column">
      <style:table-column-properties fo:break-before="auto" style:column-width="1.928cm"/>
    </style:style>
    <style:style style:name="co85" style:family="table-column">
      <style:table-column-properties fo:break-before="auto" style:column-width="1.365cm"/>
    </style:style>
    <style:style style:name="co86" style:family="table-column">
      <style:table-column-properties fo:break-before="auto" style:column-width="0.97cm"/>
    </style:style>
    <style:style style:name="co87" style:family="table-column">
      <style:table-column-properties fo:break-before="auto" style:column-width="5.101cm"/>
    </style:style>
    <style:style style:name="co88" style:family="table-column">
      <style:table-column-properties fo:break-before="auto" style:column-width="3.304cm"/>
    </style:style>
    <style:style style:name="co89" style:family="table-column">
      <style:table-column-properties fo:break-before="auto" style:column-width="1.284cm"/>
    </style:style>
    <style:style style:name="co90" style:family="table-column">
      <style:table-column-properties fo:break-before="auto" style:column-width="1.831cm"/>
    </style:style>
    <style:style style:name="co91" style:family="table-column">
      <style:table-column-properties fo:break-before="auto" style:column-width="1.713cm"/>
    </style:style>
    <style:style style:name="co92" style:family="table-column">
      <style:table-column-properties fo:break-before="auto" style:column-width="2.286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3.39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0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589" style:family="table-cell" style:parent-style-name="Default">
      <style:table-cell-properties style:vertical-align="middle"/>
      <style:text-properties style:font-name="Avenir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1" fo:font-weight="bold"/>
    </style:style>
    <style:style style:name="ce167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7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8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0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6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5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9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3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5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9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9" table:content-validation-name="val86"/>
          <table:table-cell table:style-name="ce519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73"/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number-columns-repeated="2" table:default-cell-style-name="ce673"/>
        <table:table-column table:style-name="co29" table:number-columns-repeated="3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1612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696"/>
          <table:covered-table-cell table:number-columns-repeated="2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0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1" office:value-type="string" calcext:value-type="string">
            <text:p>Módosítók</text:p>
          </table:table-cell>
          <table:table-cell table:style-name="ce680" table:content-validation-name="val128" office:value-type="string" calcext:value-type="string">
            <text:p>Összesen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48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2" office:value-type="float" office:value="10" calcext:value-type="float">
            <text:p>10</text:p>
          </table:table-cell>
          <table:table-cell table:style-name="ce749" table:content-validation-name="val12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4" table:content-validation-name="val129" table:formula="of:=[.C4]+[.D4]" office:value-type="float" office:value="15" calcext:value-type="float">
            <text:p>15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1" table:content-validation-name="val149" table:formula="of:=[KP_tablazat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49" table:content-validation-name="val112" office:value-type="float" office:value="20" calcext:value-type="float">
            <text:p>20</text:p>
          </table:table-cell>
          <table:table-cell table:style-name="ce749" table:content-validation-name="val123" table:formula="of:=2*([Alapértékek.$C$18]+[Alapértékek.$C$20]+[Alapértékek.$C$21])" office:value-type="float" office:value="0" calcext:value-type="float">
            <text:p>0</text:p>
          </table:table-cell>
          <table:table-cell table:style-name="ce844" table:content-validation-name="val130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49" table:content-validation-name="val112" office:value-type="float" office:value="120" calcext:value-type="float">
            <text:p>120</text:p>
          </table:table-cell>
          <table:table-cell table:style-name="ce749" table:content-validation-name="val124" table:formula="of:=2*([Alapértékek.$C$20]+[Alapértékek.$C$21])" office:value-type="float" office:value="0" calcext:value-type="float">
            <text:p>0</text:p>
          </table:table-cell>
          <table:table-cell table:style-name="ce844" table:content-validation-name="val131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595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49" table:content-validation-name="val113" table:formula="of:=[KP_tablazat.K17]" office:value-type="float" office:value="-30" calcext:value-type="float">
            <text:p>-30</text:p>
          </table:table-cell>
          <table:table-cell table:style-name="ce507" table:content-validation-name="val125" table:formula="of:=2*[Alapértékek.C24]" office:value-type="float" office:value="0" calcext:value-type="float">
            <text:p>0</text:p>
          </table:table-cell>
          <table:table-cell table:style-name="ce844" table:content-validation-name="val132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1" table:content-validation-name="val150" table:formula="of:=[KP_tablazat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696"/>
          <table:covered-table-cell table:number-columns-repeated="3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5"/>
          <table:table-cell table:style-name="ce786" office:value-type="string" calcext:value-type="string">
            <text:p>KP HM-re:</text:p>
          </table:table-cell>
          <table:table-cell table:style-name="ce658" table:content-validation-name="val133" table:formula="of:=[.I3]*[KP_tablazat.K19]+[.I7]*[KP_tablazat.K22]" office:value-type="float" office:value="0" calcext:value-type="float">
            <text:p>0 KP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51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5"/>
          <table:table-cell table:style-name="ce605" table:number-columns-spanned="6" table:number-rows-spanned="1"/>
          <table:covered-table-cell table:number-columns-repeated="5" table:style-name="ce605"/>
          <table:table-cell table:style-name="ce605" table:number-columns-repeated="8"/>
          <table:table-cell table:style-name="ce840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4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37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4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4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4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4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4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4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4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4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05" table:number-columns-spanned="9" table:number-rows-spanned="1"/>
          <table:covered-table-cell table:number-columns-repeated="7" table:style-name="ce605"/>
          <table:covered-table-cell table:style-name="ce798"/>
          <table:table-cell table:style-name="ce60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3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5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6" table:content-validation-name="val13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ce696" table:number-columns-repeated="4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0" table:formula="of:=[$KP_tablazat.$K$36]" office:value-type="float" office:value="0" calcext:value-type="float">
            <text:p>0</text:p>
          </table:table-cell>
          <table:table-cell table:style-name="ce616" table:number-columns-spanned="2" table:number-rows-spanned="1"/>
          <table:covered-table-cell table:style-name="ce616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5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92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5"/>
          <table:table-cell table:style-name="Default" table:number-columns-repeated="3"/>
          <table:table-cell table:style-name="ce840"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6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4" office:value-type="string" calcext:value-type="string">
            <text:p><text:s/>__</text:p>
          </table:table-cell>
          <table:table-cell table:style-name="ce512" table:content-validation-name="val10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95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0" table:content-validation-name="val105"/>
          <table:table-cell table:style-name="ce702" table:content-validation-name="val11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756" table:content-validation-name="val11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2" table:formula="of:=[.G25]" office:value-type="string" office:string-value="-5 Z" calcext:value-type="string">
            <text:p>-5 Z</text:p>
          </table:table-cell>
          <table:table-cell table:style-name="ce973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7"/>
          <table:table-cell table:style-name="ce756" table:content-validation-name="val11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6" table:content-validation-name="val139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569" table:content-validation-name="val11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570" table:content-validation-name="val11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3"/>
          <table:covered-table-cell table:style-name="ce973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9"/>
          <table:table-cell table:style-name="ce628" office:value-type="float" office:value="0" calcext:value-type="float">
            <text:p>0</text:p>
          </table:table-cell>
          <table:table-cell table:style-name="ce667" table:content-validation-name="val13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26"/>
          <table:table-cell table:style-name="ce852" table:content-validation-name="val117" office:value-type="string" calcext:value-type="string">
            <text:p>Tám/kör</text:p>
          </table:table-cell>
          <table:table-cell table:style-name="ce852" office:value-type="string" calcext:value-type="string">
            <text:p>KÉ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720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72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810"/>
          <table:table-cell table:style-name="ce605"/>
          <table:table-cell/>
          <table:table-cell table:style-name="ce861" table:content-validation-name="val15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7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7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726" table:number-columns-spanned="2" table:number-rows-spanned="1"/>
          <table:covered-table-cell table:style-name="ce726"/>
          <table:table-cell table:style-name="ce634" table:content-validation-name="val12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table:number-columns-spanned="2" table:number-rows-spanned="1"/>
          <table:covered-table-cell table:style-name="ce784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9" table:content-validation-name="val111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5"/>
          <table:table-cell table:style-name="ce866" table:content-validation-name="val156" table:formula="of:=IF([.$B$53]&gt;0;[.L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M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N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O$60];0)" office:value-type="float" office:value="0" calcext:value-type="float">
            <text:p>0</text:p>
          </table:table-cell>
          <table:table-cell table:style-name="ce1094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9" table:number-columns-spanned="2" table:number-rows-spanned="1"/>
          <table:covered-table-cell table:style-name="ce729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29" table:number-columns-spanned="2" table:number-rows-spanned="1"/>
          <table:covered-table-cell table:style-name="ce729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3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9" table:number-columns-spanned="2" table:number-rows-spanned="1"/>
          <table:covered-table-cell table:style-name="ce72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8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16" table:content-validation-name="val154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5"/>
          <table:covered-table-cell table:number-columns-repeated="3"/>
          <table:covered-table-cell table:style-name="ce605"/>
          <table:covered-table-cell table:style-name="ce798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4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6" office:value-type="string" calcext:value-type="string">
            <text:p>-</text:p>
          </table:table-cell>
          <table:table-cell table:style-name="ce757" table:content-validation-name="val146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7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5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1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2" table:content-validation-name="val157" table:number-columns-spanned="4" table:number-rows-spanned="1"/>
          <table:covered-table-cell table:style-name="ce1327" table:content-validation-name="val157"/>
          <table:covered-table-cell table:style-name="ce1020" table:content-validation-name="val157"/>
          <table:covered-table-cell table:style-name="ce1022" table:content-validation-name="val157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table:content-validation-name="val15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9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0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2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01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6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293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özelharc</text:p>
          </table:table-cell>
          <table:table-cell table:style-name="ce1420" office:value-type="string" calcext:value-type="string">
            <text:p>-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18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447" office:value-type="string" calcext:value-type="string">
            <text:p>MK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⭕TODO⭕Olyan fegyver ellen, amik nem háríthatóak csuklóból: ⭕VÉ csökk?? </text:span></text:p>
            <text:p><text:span text:style-name="T14">(Pusztító fegyverek ellen fokozottan!!!)</text:span></text:p>
            <text:p><text:span text:style-name="T14">Sokkal könnyebb ellene a fegyvertörés</text:span>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Zúz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71"/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35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38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224" office:value-type="string" calcext:value-type="string">
            <text:p>Fegyver</text:p>
          </table:table-cell>
          <table:table-cell table:style-name="ce1255" office:value-type="string" calcext:value-type="string">
            <text:p>Forgatás módja</text:p>
          </table:table-cell>
          <table:table-cell table:style-name="ce1224" office:value-type="string" calcext:value-type="string">
            <text:p>SP</text:p>
          </table:table-cell>
          <table:table-cell table:style-name="ce1255" office:value-type="string" calcext:value-type="string">
            <text:p>Sebzés módja</text:p>
          </table:table-cell>
          <table:table-cell table:style-name="ce1224" office:value-type="string" calcext:value-type="string">
            <text:p>Átütés</text:p>
          </table:table-cell>
          <table:table-cell table:style-name="ce1224" table:number-columns-repeated="2"/>
          <table:table-cell table:style-name="ce1224" office:value-type="string" calcext:value-type="string">
            <text:p>Hatótáv</text:p>
          </table:table-cell>
          <table:table-cell table:style-name="ce1224" office:value-type="string" calcext:value-type="string">
            <text:p>KÉ</text:p>
          </table:table-cell>
          <table:table-cell table:style-name="ce1224" office:value-type="string" calcext:value-type="string">
            <text:p>CÉ</text:p>
          </table:table-cell>
          <table:table-cell table:style-name="ce1224" office:value-type="string" calcext:value-type="string">
            <text:p>Osztó</text:p>
          </table:table-cell>
          <table:table-cell table:style-name="ce1224" office:value-type="string" calcext:value-type="string">
            <text:p>Sebesség</text:p>
          </table:table-cell>
          <table:table-cell table:style-name="ce1224" office:value-type="string" calcext:value-type="string">
            <text:p>Harcmodor</text:p>
          </table:table-cell>
          <table:table-cell table:style-name="ce1224"/>
          <table:table-cell table:style-name="ce1441" table:number-columns-repeated="241"/>
          <table:table-cell table:number-columns-repeated="16128"/>
        </table:table-row>
        <table:table-row table:style-name="ro2">
          <table:table-cell table:style-name="Default" table:number-columns-repeated="16384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number-columns-repeated="2"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19">
          <table:table-cell table:style-name="ce1213"/>
          <table:table-cell table:style-name="ce1226" office:value-type="string" calcext:value-type="string">
            <text:p>Dárda</text:p>
          </table:table-cell>
          <table:table-cell table:style-name="ce1226" office:value-type="string" calcext:value-type="string">
            <text:p>egykezes</text:p>
          </table:table-cell>
          <table:table-cell table:style-name="ce1262" table:number-columns-repeated="3"/>
          <table:table-cell table:style-name="ce1292" table:number-columns-repeated="2"/>
          <table:table-cell table:style-name="ce1270" office:value-type="string" calcext:value-type="string">
            <text:p>60m</text:p>
          </table:table-cell>
          <table:table-cell table:style-name="ce1262" table:number-columns-repeated="2"/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7" calcext:value-type="float">
            <text:p>7</text:p>
          </table:table-cell>
          <table:table-cell table:style-name="ce1395" office:value-type="string" calcext:value-type="string">
            <text:p>hajítás</text:p>
          </table:table-cell>
          <table:table-cell table:style-name="ce1424" office:value-type="string" calcext:value-type="string">
            <text:p>Követelmény: Erő +0</text:p>
          </table:table-cell>
          <table:table-cell table:style-name="ce1460"/>
          <table:table-cell table:style-name="ce22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9" office:value-type="string" calcext:value-type="string">
            <text:p>Dobóhál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4m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23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226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Lassz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270" office:value-type="string" calcext:value-type="string">
            <text:p>-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10m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8" office:value-type="string" calcext:value-type="string">
            <text:p>Sebesülés az esés következtében lehet.</text:p>
          </table:table-cell>
          <table:table-cell table:style-name="ce226" table:number-columns-repeated="241"/>
          <table:table-cell table:style-name="Default" table:number-columns-repeated="16128"/>
        </table:table-row>
        <table:table-row table:style-name="ro14">
          <table:table-cell/>
          <table:table-cell table:style-name="ce1230" office:value-type="string" calcext:value-type="string">
            <text:p>Parittya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Z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70m</text:p>
          </table:table-cell>
          <table:table-cell table:number-columns-repeated="2" table:style-name="ce1270" office:value-type="float" office:value="4" calcext:value-type="float">
            <text:p>4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311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Default" table:number-columns-repeated="16384"/>
        </table:table-row>
        <table:table-row table:style-name="ro14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318"/>
          <table:table-cell table:style-name="ce1297"/>
          <table:table-cell table:style-name="ce1518" office:value-type="string" calcext:value-type="string">
            <text:p>60m</text:p>
          </table:table-cell>
          <table:table-cell table:number-columns-repeated="2" table:style-name="ce1518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230" office:value-type="string" calcext:value-type="string">
            <text:p>Fúvócső, kicsi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string" calcext:value-type="string">
            <text:p>spec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16m</text:p>
          </table:table-cell>
          <table:table-cell table:style-name="ce1270" office:value-type="float" office:value="10" calcext:value-type="float">
            <text:p>10</text:p>
          </table:table-cell>
          <table:table-cell table:style-name="ce1270" office:value-type="float" office:value="8" calcext:value-type="float">
            <text:p>8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8" calcext:value-type="float">
            <text:p>8</text:p>
          </table:table-cell>
          <table:table-cell table:style-name="ce1395" office:value-type="string" calcext:value-type="string">
            <text:p>íjászat</text:p>
          </table:table-cell>
          <table:table-cell table:style-name="ce14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Fúvócső, vadász</text:p>
          </table:table-cell>
          <table:table-cell table:style-name="ce1230" office:value-type="string" calcext:value-type="string">
            <text:p>kétkezes</text:p>
          </table:table-cell>
          <table:table-cell table:style-name="ce1270" office:value-type="float" office:value="-10" calcext:value-type="float">
            <text:p>-10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30m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10" calcext:value-type="float">
            <text:p>1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íjászat</text:p>
          </table:table-cell>
          <table:table-cell table:style-name="ce1448"/>
          <table:table-cell table:style-name="ce226" table:number-columns-repeated="16369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string" calcext:value-type="string">
            <text:p>-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20" calcext:value-type="float">
            <text:p>20</text:p>
          </table:table-cell>
          <table:table-cell table:style-name="ce1311" table:number-columns-repeated="2"/>
          <table:table-cell table:style-name="ce1520" office:value-type="string" calcext:value-type="string">
            <text:p>50m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4" calcext:value-type="float">
            <text:p>4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18">* Halálos hatása csak aquir kézben érvényesül</text:span></text:p>
            <text:p><text:span text:style-name="T18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553"/>
        <table:table-column table:style-name="co55" table:default-cell-style-name="ce1165"/>
        <table:table-column table:style-name="co56" table:default-cell-style-name="ce1553"/>
        <table:table-column table:style-name="co57" table:default-cell-style-name="ce1165"/>
        <table:table-column table:style-name="co58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99"/>
        <table:table-column table:style-name="co61" table:default-cell-style-name="ce1553"/>
        <table:table-column table:style-name="co62" table:default-cell-style-name="ce1564"/>
        <table:table-column table:style-name="co63" table:default-cell-style-name="ce1553"/>
        <table:table-column table:style-name="co64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77"/>
          <table:covered-table-cell table:style-name="ce1480"/>
          <table:covered-table-cell table:style-name="ce1477"/>
          <table:covered-table-cell table:number-columns-repeated="3" table:style-name="ce1480"/>
          <table:covered-table-cell table:style-name="ce1477"/>
          <table:table-cell table:style-name="ce1480"/>
          <table:table-cell table:style-name="ce1391"/>
          <table:table-cell table:style-name="ce1480"/>
          <table:table-cell table:number-columns-repeated="16373"/>
        </table:table-row>
        <table:table-row table:style-name="ro3">
          <table:table-cell table:style-name="ce1547"/>
          <table:table-cell table:style-name="ce1477"/>
          <table:table-cell table:style-name="ce1480"/>
          <table:table-cell table:style-name="ce1477"/>
          <table:table-cell table:style-name="ce1480" table:number-columns-repeated="3"/>
          <table:table-cell table:style-name="ce1477"/>
          <table:table-cell table:style-name="ce1480"/>
          <table:table-cell table:style-name="ce1391"/>
          <table:table-cell table:style-name="ce1480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65" office:value-type="string" calcext:value-type="string">
            <text:p><text:span text:style-name="T19"><text:a xlink:href="https://github.com/kaktusztea/km100/blob/master/md/kepzettsegek/osi_nyelv_ismerete.md" xlink:type="simple">Ősi nyelv ismerete</text:a></text:span><text:span text:style-name="T19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46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46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6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46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7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46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46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6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6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46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6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46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46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6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5" table:content-validation-name="val162" office:value-type="string" calcext:value-type="string">
            <text:p><text:span text:style-name="T19"><text:a xlink:href="https://github.com/kaktusztea/km100/blob/master/md/kepzettsegek/szakma.md" xlink:type="simple">Szakma</text:a></text:span><text:span text:style-name="T19"> 🔁</text:span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589"/>
        <table:table-column table:style-name="co66" table:default-cell-style-name="ce1649"/>
        <table:table-column table:style-name="co67" table:default-cell-style-name="ce1589"/>
        <table:table-column table:style-name="co68" table:default-cell-style-name="ce1653"/>
        <table:table-column table:style-name="co14" table:default-cell-style-name="ce1589"/>
        <table:table-column table:style-name="co69" table:default-cell-style-name="ce1589"/>
        <table:table-column table:style-name="co70" table:default-cell-style-name="ce1589"/>
        <table:table-column table:style-name="co71" table:default-cell-style-name="ce1589"/>
        <table:table-column table:style-name="co72" table:default-cell-style-name="ce1589"/>
        <table:table-column table:style-name="co73" table:default-cell-style-name="ce1589"/>
        <table:table-column table:style-name="co74" table:default-cell-style-name="ce1589"/>
        <table:table-column table:style-name="co75" table:default-cell-style-name="ce1589"/>
        <table:table-column table:style-name="co76" table:default-cell-style-name="ce1589"/>
        <table:table-column table:style-name="co14" table:number-columns-repeated="16371" table:default-cell-style-name="ce1589"/>
        <table:table-row table:style-name="ro3">
          <table:table-cell table:style-name="ce164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47"/>
          <table:covered-table-cell table:style-name="ce1652"/>
          <table:covered-table-cell table:number-columns-repeated="8" table:style-name="ce1647"/>
          <table:covered-table-cell/>
          <table:table-cell table:number-columns-repeated="16371"/>
        </table:table-row>
        <table:table-row table:style-name="ro2">
          <table:table-cell/>
          <table:table-cell table:style-name="ce1589"/>
          <table:table-cell table:number-columns-repeated="16382"/>
        </table:table-row>
        <table:table-row table:style-name="ro2">
          <table:table-cell table:style-name="ce1645"/>
          <table:table-cell table:style-name="ce1648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5"/>
          <table:table-cell table:style-name="ce1648"/>
          <table:table-cell table:number-columns-repeated="4"/>
          <table:table-cell table:style-name="ce1645"/>
          <table:table-cell/>
          <table:table-cell table:style-name="ce1645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1">➖➖➖ </text:span><text:span text:style-name="T22">Godoni nyelvek </text:span><text:span text:style-name="T23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21">➖➖➖ </text:span><text:span text:style-name="T24">Származás </text:span><text:span text:style-name="T25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20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21">➖➖➖ </text:span><text:span text:style-name="T24">Jellem, fóbiák, hobbik </text:span><text:span text:style-name="T25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5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9" office:value-type="string" calcext:value-type="string">
            <text:p><text:span text:style-name="T21">➖➖➖ </text:span><text:span text:style-name="T22">Faj nyelvek </text:span><text:span text:style-name="T23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21">➖➖➖ </text:span><text:span text:style-name="T24">Küllem, fizikum </text:span><text:span text:style-name="T25">➖➖➖ </text:span>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0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0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9" office:value-type="string" calcext:value-type="string">
            <text:p><text:span text:style-name="T21">➖➖➖ Kyr</text:span><text:span text:style-name="T22"> nyelvek </text:span><text:span text:style-name="T23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89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1">➖➖➖➖ Karmák</text:span><text:span text:style-name="T24"> </text:span><text:span text:style-name="T25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2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5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5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5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9" table:default-cell-style-name="ce352"/>
        <table:table-column table:style-name="co14" table:number-columns-repeated="16383" table:default-cell-style-name="ce352"/>
        <table:table-row table:style-name="ro1">
          <table:table-cell table:style-name="ce166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2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69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:</text:span><text:span text:style-name="T27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Kiegészítő KP / Szint: (</text:span><text:span text:style-name="T28">20</text:span><text:span text:style-name="T27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Erőbónusz beszámít: (Erő/2) <text:span text:style-name="T29">→ </text:span><text:span text:style-name="T30">lefelé</text:span><text:span text:style-name="T29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2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2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8"> </text:span><text:span text:style-name="T31">→</text:span><text:span text:style-name="T8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8">  </text:span><text:span text:style-name="T31">→</text:span><text:span text:style-name="T8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8">  </text:span><text:span text:style-name="T31">→</text:span><text:span text:style-name="T8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8">  </text:span><text:span text:style-name="T31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0" table:default-cell-style-name="ce1589"/>
        <table:table-column table:style-name="co81" table:default-cell-style-name="ce1589"/>
        <table:table-column table:style-name="co82" table:default-cell-style-name="ce1589"/>
        <table:table-column table:style-name="co83" table:default-cell-style-name="ce1589"/>
        <table:table-column table:style-name="co82" table:default-cell-style-name="ce1589"/>
        <table:table-column table:style-name="co39" table:default-cell-style-name="ce1589"/>
        <table:table-column table:style-name="co84" table:default-cell-style-name="ce1589"/>
        <table:table-column table:style-name="co85" table:default-cell-style-name="ce1589"/>
        <table:table-column table:style-name="co86" table:default-cell-style-name="ce1589"/>
        <table:table-column table:style-name="co87" table:default-cell-style-name="ce1589"/>
        <table:table-column table:style-name="co88" table:default-cell-style-name="ce1589"/>
        <table:table-column table:style-name="co89" table:default-cell-style-name="ce1589"/>
        <table:table-column table:style-name="co25" table:default-cell-style-name="ce1589"/>
        <table:table-column table:style-name="co90" table:default-cell-style-name="ce1589"/>
        <table:table-column table:style-name="co91" table:default-cell-style-name="ce1589"/>
        <table:table-column table:style-name="co92" table:default-cell-style-name="ce1589"/>
        <table:table-column table:style-name="co9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75"/>
          <table:covered-table-cell table:style-name="ce1683"/>
          <table:covered-table-cell table:style-name="ce1692"/>
          <table:covered-table-cell table:style-name="ce1701"/>
          <table:covered-table-cell table:number-columns-repeated="6" table:style-name="ce1692"/>
          <table:covered-table-cell table:number-columns-repeated="3" table:style-name="ce1756"/>
          <table:covered-table-cell table:style-name="ce1692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75"/>
          <table:table-cell table:style-name="ce1683"/>
          <table:table-cell table:style-name="ce1692"/>
          <table:table-cell table:style-name="ce1701"/>
          <table:table-cell table:style-name="ce1692" table:number-columns-repeated="6"/>
          <table:table-cell table:style-name="ce1756" table:number-columns-repeated="3"/>
          <table:table-cell table:style-name="ce169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5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33" office:value-type="string" calcext:value-type="string">
            <text:p>Szint</text:p>
          </table:table-cell>
          <table:table-cell table:style-name="ce1633" office:value-type="string" calcext:value-type="string" table:number-columns-spanned="2" table:number-rows-spanned="1">
            <text:p>Átfogó</text:p>
          </table:table-cell>
          <table:covered-table-cell table:style-name="ce1633"/>
          <table:table-cell table:style-name="ce1633" office:value-type="string" calcext:value-type="string" table:number-columns-spanned="2" table:number-rows-spanned="1">
            <text:p>Átlagos</text:p>
          </table:table-cell>
          <table:covered-table-cell table:style-name="ce1633"/>
          <table:table-cell table:style-name="Default" table:number-columns-repeated="2"/>
          <table:table-cell table:style-name="ce379" table:number-columns-repeated="4"/>
          <table:table-cell table:style-name="ce1757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2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5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2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2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2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2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2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2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2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9"/>
          <table:table-cell table:style-name="ce172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2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2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39"/>
          <table:table-cell table:number-columns-repeated="240"/>
        </table:table-row>
        <table:table-row table:style-name="ro2">
          <table:table-cell table:style-name="ce162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9"/>
          <table:table-cell table:style-name="ce1419" office:value-type="string" calcext:value-type="string">
            <text:p>CÉ konstans</text:p>
          </table:table-cell>
          <table:table-cell table:style-name="ce1331" table:content-validation-name="val16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/>
          <table:table-cell table:style-name="ce1639" office:value-type="float" office:value="0" calcext:value-type="float">
            <text:p>0</text:p>
          </table:table-cell>
          <table:table-cell table:style-name="ce1639" office:value-type="float" office:value="-10" calcext:value-type="float">
            <text:p>-10</text:p>
          </table:table-cell>
          <table:table-cell table:style-name="ce1639" office:value-type="float" office:value="-20" calcext:value-type="float">
            <text:p>-20</text:p>
          </table:table-cell>
          <table:table-cell table:style-name="ce163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2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2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2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38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2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21"/>
          <table:table-cell table:style-name="ce1638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2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21"/>
          <table:table-cell table:number-columns-repeated="3"/>
          <table:table-cell table:style-name="ce1649"/>
          <table:table-cell table:number-columns-repeated="3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39"/>
          <table:table-cell table:style-name="ce163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3" office:value-type="string" calcext:value-type="string">
            <text:p>Egyik HM nagyobb lehet</text:p>
          </table:table-cell>
          <table:table-cell table:style-name="ce1728" table:content-validation-name="val16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8" office:value-type="string" calcext:value-type="string">
            <text:p>Erőbónusz</text:p>
          </table:table-cell>
          <table:table-cell table:style-name="ce172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1"/>
          <table:table-cell table:number-columns-repeated="2"/>
          <table:table-cell table:style-name="ce164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1"/>
          <table:table-cell table:number-columns-repeated="2"/>
          <table:table-cell table:style-name="ce168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21"/>
          <table:table-cell table:number-columns-repeated="2"/>
          <table:table-cell table:style-name="ce168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39" office:value-type="string" calcext:value-type="string">
            <text:p>Erőbónusz</text:p>
          </table:table-cell>
          <table:table-cell table:style-name="ce163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4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21"/>
          <table:table-cell table:number-columns-repeated="2"/>
          <table:table-cell table:style-name="ce1688" office:value-type="string" calcext:value-type="string">
            <text:p>Fok</text:p>
          </table:table-cell>
          <table:table-cell table:style-name="ce16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21"/>
          <table:table-cell table:number-columns-repeated="2"/>
          <table:table-cell table:style-name="ce1639" office:value-type="float" office:value="0" calcext:value-type="float">
            <text:p>0</text:p>
          </table:table-cell>
          <table:table-cell table:style-name="ce16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39"/>
          <table:table-cell/>
          <table:table-cell table:style-name="ce167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21"/>
          <table:table-cell table:style-name="ce1485"/>
          <table:table-cell/>
          <table:table-cell table:style-name="ce163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39"/>
          <table:table-cell/>
          <table:table-cell table:style-name="ce1688" office:value-type="string" calcext:value-type="string">
            <text:p>Fok</text:p>
          </table:table-cell>
          <table:table-cell table:style-name="ce1688" office:value-type="string" calcext:value-type="string">
            <text:p>Sebesség bónusz</text:p>
          </table:table-cell>
          <table:table-cell table:style-name="ce168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21"/>
          <table:table-cell table:number-columns-repeated="2"/>
          <table:table-cell table:style-name="ce163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1"/>
          <table:table-cell table:number-columns-repeated="2"/>
          <table:table-cell table:style-name="ce163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1"/>
          <table:table-cell table:number-columns-repeated="5"/>
          <table:table-cell table:style-name="ce164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21"/>
          <table:table-cell table:number-columns-repeated="4"/>
          <table:table-cell table:style-name="ce170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21"/>
          <table:table-cell table:style-name="ce1641" office:value-type="string" calcext:value-type="string" table:number-columns-spanned="2" table:number-rows-spanned="1">
            <text:p>Pajzs</text:p>
          </table:table-cell>
          <table:covered-table-cell/>
          <table:table-cell table:style-name="ce1641" office:value-type="string" calcext:value-type="string">
            <text:p>VÉ</text:p>
          </table:table-cell>
          <table:table-cell table:style-name="ce164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2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73" table:content-validation-name="val16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4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2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9"/>
          <table:table-cell table:style-name="ce1688" table:content-validation-name="val164" office:value-type="string" calcext:value-type="string">
            <text:p>Fok</text:p>
          </table:table-cell>
          <table:table-cell table:style-name="ce1688" table:content-validation-name="val164" office:value-type="string" calcext:value-type="string">
            <text:p>Bónusz</text:p>
          </table:table-cell>
          <table:table-cell table:style-name="ce696"/>
          <table:table-cell table:style-name="ce1763"/>
          <table:table-cell table:number-columns-repeated="243"/>
        </table:table-row>
        <table:table-row table:style-name="ro2">
          <table:table-cell table:style-name="ce162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0" calcext:value-type="float">
            <text:p>0</text:p>
          </table:table-cell>
          <table:table-cell table:style-name="ce1341" table:content-validation-name="val164" office:value-type="float" office:value="0" calcext:value-type="float">
            <text:p>0</text:p>
          </table:table-cell>
          <table:table-cell table:style-name="ce696"/>
          <table:table-cell table:style-name="ce1763"/>
          <table:table-cell table:number-columns-repeated="243"/>
        </table:table-row>
        <table:table-row table:style-name="ro2">
          <table:table-cell table:style-name="ce162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1" calcext:value-type="float">
            <text:p>1</text:p>
          </table:table-cell>
          <table:table-cell table:style-name="ce1341" table:content-validation-name="val164" office:value-type="float" office:value="1" calcext:value-type="float">
            <text:p>1</text:p>
          </table:table-cell>
          <table:table-cell table:style-name="ce696"/>
          <table:table-cell table:style-name="ce1763"/>
          <table:table-cell table:number-columns-repeated="243"/>
        </table:table-row>
        <table:table-row table:style-name="ro2">
          <table:table-cell table:style-name="ce1621"/>
          <table:table-cell table:number-columns-repeated="7"/>
          <table:table-cell table:style-name="ce1649"/>
          <table:table-cell table:style-name="ce696" table:number-columns-repeated="3"/>
          <table:table-cell table:style-name="ce1763"/>
          <table:table-cell table:number-columns-repeated="243"/>
        </table:table-row>
        <table:table-row table:style-name="ro2">
          <table:table-cell table:style-name="ce1621" table:content-validation-name="val53"/>
          <table:table-cell table:style-name="ce1644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8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3"/>
          <table:table-cell table:style-name="ce696" table:content-validation-name="val53"/>
          <table:table-cell table:style-name="ce1763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660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60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88" table:content-validation-name="val53" office:value-type="string" calcext:value-type="string">
            <text:p>Fegyver</text:p>
          </table:table-cell>
          <table:table-cell table:style-name="ce1688" table:content-validation-name="val53" office:value-type="string" calcext:value-type="string">
            <text:p>Mf Innen számít</text:p>
          </table:table-cell>
          <table:table-cell table:style-name="ce696" table:content-validation-name="val5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639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8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6" table:content-validation-name="val5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639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8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6" table:content-validation-name="val5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639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8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696" table:content-validation-name="val53" table:number-columns-repeated="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639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8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638" table:content-validation-name="val53" table:number-columns-repeated="3"/>
          <table:table-cell table:style-name="ce1649" table:content-validation-name="val53"/>
          <table:table-cell table:style-name="ce1294" table:content-validation-name="val53"/>
          <table:table-cell table:style-name="ce164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67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5" table:content-validation-name="val53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9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90" table:content-validation-name="val53"/>
          <table:table-cell table:style-name="ce1712" table:content-validation-name="val53" office:value-type="string" calcext:value-type="string">
            <text:p>SFÉ diff</text:p>
          </table:table-cell>
          <table:table-cell table:style-name="ce1712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90" table:content-validation-name="val53" office:value-type="string" calcext:value-type="string">
            <text:p>Szúró</text:p>
          </table:table-cell>
          <table:table-cell table:style-name="ce1690" table:content-validation-name="val53" office:value-type="string" calcext:value-type="string">
            <text:p>Vágó</text:p>
          </table:table-cell>
          <table:table-cell table:style-name="ce169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63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784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4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7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784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4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7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784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7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784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4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7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784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7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784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7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1" table:content-validation-name="val53"/>
          <table:table-cell table:style-name="ce784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7" table:content-validation-name="val53"/>
          <table:table-cell table:style-name="ce177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21"/>
          <table:table-cell table:style-name="ce1638" table:number-columns-repeated="3"/>
          <table:table-cell table:style-name="ce1649"/>
          <table:table-cell table:style-name="ce932"/>
          <table:table-cell table:style-name="ce1649" table:number-columns-repeated="6"/>
          <table:table-cell table:style-name="ce1757"/>
          <table:table-cell table:style-name="ce1770" table:number-columns-repeated="2"/>
          <table:table-cell table:style-name="ce1649"/>
          <table:table-cell table:number-columns-repeated="240"/>
        </table:table-row>
        <table:table-row table:style-name="ro2" table:number-rows-repeated="2">
          <table:table-cell table:style-name="ce1621"/>
          <table:table-cell table:number-columns-repeated="8"/>
          <table:table-cell table:style-name="ce1649" table:number-columns-repeated="3"/>
          <table:table-cell table:style-name="ce1757"/>
          <table:table-cell table:style-name="ce1770" table:number-columns-repeated="2"/>
          <table:table-cell table:style-name="ce164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8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00.00.00</text:date>, <text:time style:data-style-name="N2" text:time-value="23:20:26.70679183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4-30T23:30:01.461461716</dc:date>
    <meta:editing-cycles>497</meta:editing-cycles>
    <meta:editing-duration>P2DT15H3M7S</meta:editing-duration>
    <meta:document-statistic meta:table-count="11" meta:cell-count="30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